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cm" fo:min-width="1.702cm"/>
      <style:paragraph-properties style:writing-mode="lr-tb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58cm" fo:min-width="1.311cm"/>
      <style:paragraph-properties style:writing-mode="lr-tb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22cm" fo:min-width="1.311cm"/>
      <style:paragraph-properties style:writing-mode="lr-tb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988cm" fo:min-width="1.87cm"/>
      <style:paragraph-properties style:writing-mode="lr-tb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4cm" fo:min-width="1.728cm"/>
      <style:paragraph-properties style:writing-mode="lr-tb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87cm" fo:min-width="1.95cm"/>
      <style:paragraph-properties style:writing-mode="lr-tb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5cm" fo:min-width="1.95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top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solid" draw:textarea-horizontal-align="right" draw:textarea-vertical-align="middle"/>
      <style:paragraph-properties style:writing-mode="lr-tb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68cm" fo:min-width="0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/>
    </style:style>
    <style:style style:name="gr13" style:family="graphic" style:parent-style-name="objectwithoutfill">
      <style:graphic-properties svg:stroke-color="#000000" draw:marker-end="Arrow" draw:marker-end-width="0.3cm" draw:fill="solid" draw:textarea-vertical-align="top" fo:padding-top="-0.35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solid" draw:textarea-horizontal-align="right" fo:padding-right="-1.8cm"/>
      <style:paragraph-properties style:writing-mode="lr-tb"/>
    </style:style>
    <style:style style:name="gr15" style:family="graphic" style:parent-style-name="standard">
      <style:graphic-properties draw:stroke="solid" svg:stroke-color="#000000" draw:fill-color="#dddddd" draw:textarea-horizontal-align="justify" draw:textarea-vertical-align="middle" draw:auto-grow-height="false" fo:min-height="1.66cm" fo:min-width="1.41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draw:fill-color="#666666" draw:textarea-vertical-align="middle" draw:auto-grow-height="false" fo:min-height="0.1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-color="#5eb91e" draw:textarea-horizontal-align="justify" draw:textarea-vertical-align="middle" draw:auto-grow-height="false" fo:min-height="1.626cm" fo:min-width="1.376cm" fo:padding-top="0.142cm" fo:padding-bottom="0.142cm" fo:padding-left="0.267cm" fo:padding-right="0.267cm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ff0000" draw:textarea-vertical-align="middle" draw:auto-grow-height="false" fo:min-height="2.531cm" fo:min-width="2.246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73cm" fo:min-width="0cm"/>
      <style:paragraph-properties style:writing-mode="lr-tb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897cm" fo:min-width="0cm"/>
      <style:paragraph-properties style:writing-mode="lr-tb"/>
    </style:style>
    <style:style style:name="gr27" style:family="graphic" style:parent-style-name="standard">
      <style:graphic-properties svg:stroke-color="#000000" draw:fill-color="#ff0000" draw:textarea-horizontal-align="justify" draw:textarea-vertical-align="middle" draw:auto-grow-height="false" fo:min-height="0.05cm" fo:min-width="0.1cm"/>
    </style:style>
    <style:style style:name="gr2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svg:stroke-color="#000000" draw:fill-color="#666666" draw:textarea-horizontal-align="justify" draw:textarea-vertical-align="middle" draw:auto-grow-height="false" fo:min-height="0.2cm" fo:min-width="0cm"/>
    </style:style>
    <style:style style:name="gr30" style:family="graphic" style:parent-style-name="standard">
      <style:graphic-properties svg:stroke-color="#000000" draw:fill-color="#ffe994" draw:textarea-horizontal-align="justify" draw:textarea-vertical-align="middle" draw:auto-grow-height="false" fo:min-height="5.45cm" fo:min-width="3.15cm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6cm" fo:min-width="0cm"/>
    </style:style>
    <style:style style:name="gr32" style:family="graphic" style:parent-style-name="standard">
      <style:graphic-properties svg:stroke-color="#000000" draw:fill-color="#666666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-color="#ffbf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0.3cm"/>
      <style:paragraph-properties style:writing-mode="lr-tb"/>
    </style:style>
    <style:style style:name="gr36" style:family="graphic" style:parent-style-name="standard">
      <style:graphic-properties svg:stroke-color="#000000" draw:fill-color="#729fcf" draw:textarea-horizontal-align="justify" draw:textarea-vertical-align="middle" draw:auto-grow-height="false" fo:min-height="1.15cm" fo:min-width="0.5cm"/>
      <style:paragraph-properties style:writing-mode="lr-tb"/>
    </style:style>
    <style:style style:name="gr37" style:family="graphic" style:parent-style-name="standard">
      <style:graphic-properties svg:stroke-color="#000000" draw:fill-color="#729fcf" draw:textarea-horizontal-align="justify" draw:textarea-vertical-align="middle" draw:auto-grow-height="false" fo:min-height="1.25cm" fo:min-width="0.65cm"/>
      <style:paragraph-properties style:writing-mode="lr-tb"/>
    </style:style>
    <style:style style:name="gr38" style:family="graphic" style:parent-style-name="standard">
      <style:graphic-properties svg:stroke-color="#000000" draw:fill-color="#00a933" draw:textarea-horizontal-align="justify" draw:textarea-vertical-align="middle" draw:auto-grow-height="false" fo:min-height="0.85cm" fo:min-width="0.35cm"/>
      <style:paragraph-properties style:writing-mode="lr-tb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cm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0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dddddd"/>
      <style:paragraph-properties fo:text-align="center" style:writing-mode="lr-tb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  <style:text-properties fo:font-size="8pt" style:font-size-asian="6pt" style:font-size-complex="6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="solid" draw:fill-color="#000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6" style:family="paragraph">
      <loext:graphic-properties draw:fill-color="#5eb91e"/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2pt"/>
    </style:style>
    <style:style style:name="P20" style:family="paragraph">
      <loext:graphic-properties draw:fill-color="#ffe994"/>
      <style:paragraph-properties fo:text-align="center"/>
    </style:style>
    <style:style style:name="P21" style:family="paragraph">
      <loext:graphic-properties draw:fill-color="#ffbf00"/>
      <style:paragraph-properties fo:text-align="center"/>
    </style:style>
    <style:style style:name="P22" style:family="paragraph">
      <style:paragraph-properties fo:text-align="center" style:writing-mode="lr-tb"/>
      <style:text-properties fo:font-size="6pt"/>
    </style:style>
    <style:style style:name="P23" style:family="paragraph">
      <loext:graphic-properties draw:fill-color="#ffffff"/>
      <style:paragraph-properties fo:text-align="center" style:writing-mode="lr-tb"/>
      <style:text-properties fo:font-size="6pt"/>
    </style:style>
    <style:style style:name="P24" style:family="paragraph">
      <loext:graphic-properties draw:fill-color="#729fcf"/>
      <style:paragraph-properties fo:text-align="center" style:writing-mode="lr-tb"/>
      <style:text-properties fo:font-size="6pt"/>
    </style:style>
    <style:style style:name="P25" style:family="paragraph">
      <loext:graphic-properties draw:fill-color="#00a933"/>
      <style:paragraph-properties fo:text-align="center" style:writing-mode="lr-tb"/>
      <style:text-properties fo:font-size="6pt"/>
    </style:style>
    <style:style style:name="T1" style:family="text">
      <style:text-properties fo:font-size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/>
    </style:style>
    <style:style style:name="T4" style:family="text">
      <style:text-properties fo:font-size="8pt" style:font-size-asian="6pt" style:font-size-complex="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3.112cm" svg:height="2.05cm" svg:x="6.938cm" svg:y="10cm">
          <text:p text:style-name="P1"><text:span text:style-name="T1">STOP</text:span></text:p>
          <text:p text:style-name="P1"><text:span text:style-name="T1">---</text:span></text:p>
          <text:p text:style-name="P1"><text:span text:style-name="T2">enter low pow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561cm" svg:height="1.85cm" svg:x="5.789cm" svg:y="19.25cm">
          <text:p text:style-name="P1"><text:span text:style-name="T1">RUN</text:span><text:span text:style-name="T1"><text:line-break/></text:span><text:span text:style-name="T1">----</text:span><text:span text:style-name="T1"><text:line-break/></text:span><text:span text:style-name="T2">handle term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561cm" svg:height="0.95cm" svg:x="5.789cm" svg:y="17.35cm">
          <text:p text:style-name="P1"><text:span text:style-name="T1">WAKE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3.35cm" svg:height="1.75cm" svg:x="11.3cm" svg:y="13cm">
          <text:p text:style-name="P1"><text:span text:style-name="T1">ALARM</text:span></text:p>
          <text:p text:style-name="P1"><text:span text:style-name="T1">----</text:span></text:p>
          <text:p text:style-name="P1"><text:span text:style-name="T2">push data to 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3.15cm" svg:height="1.8cm" svg:x="2.85cm" svg:y="12.8cm">
          <text:p text:style-name="P1"><text:span text:style-name="T1">MEASURE</text:span><text:span text:style-name="T1"><text:line-break/></text:span><text:span text:style-name="T1">----</text:span></text:p>
          <text:p text:style-name="P1"><text:span text:style-name="T2">hx711 w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2" draw:id="id2" draw:layer="layout" svg:width="2.45cm" svg:height="0.737cm" svg:x="7.3cm" svg:y="6.213cm">
          <text:p text:style-name="P3"><text:span text:style-name="T3">RTC 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xml:id="id3" draw:id="id3" draw:layer="layout" svg:width="2.45cm" svg:height="0.7cm" svg:x="7.3cm" svg:y="8.1cm">
          <text:p text:style-name="P3"><text:span text:style-name="T3">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6" draw:layer="layout" svg:x1="8.525cm" svg:y1="5.05cm" svg:x2="8.525cm" svg:y2="6.213cm" draw:start-shape="id1" draw:start-glue-point="8" draw:end-shape="id2" draw:end-glue-point="0" svg:d="M8525 5050v1163" svg:viewBox="0 0 1 1164">
          <text:p text:style-name="P5"><text:span text:style-name="T4">Power on</text:span></text:p>
        </draw:connector>
        <draw:connector draw:style-name="gr9" draw:text-style-name="P7" draw:layer="layout" svg:x1="8.525cm" svg:y1="6.95cm" svg:x2="8.525cm" svg:y2="8.1cm" draw:start-shape="id2" draw:start-glue-point="2" draw:end-shape="id3" draw:end-glue-point="0" svg:d="M8525 6950v1150" svg:viewBox="0 0 1 1151">
          <text:p/>
        </draw:connector>
        <draw:connector draw:style-name="gr9" draw:text-style-name="P7" draw:layer="layout" svg:x1="8.525cm" svg:y1="8.8cm" svg:x2="8.494cm" svg:y2="10cm" draw:start-shape="id3" draw:start-glue-point="2" draw:end-shape="id4" draw:end-glue-point="4" svg:d="M8525 8800v600h-31v600" svg:viewBox="0 0 32 1201">
          <text:p/>
        </draw:connector>
        <draw:connector draw:style-name="gr9" draw:text-style-name="P7" draw:layer="layout" svg:x1="7.07cm" svg:y1="18.3cm" svg:x2="7.07cm" svg:y2="19.25cm" draw:start-shape="id5" draw:start-glue-point="8" draw:end-shape="id6" draw:end-glue-point="4" svg:d="M7070 18300v950" svg:viewBox="0 0 1 951">
          <text:p/>
        </draw:connector>
        <draw:connector draw:style-name="gr10" draw:text-style-name="P6" draw:layer="layout" draw:line-skew="0.7cm" svg:x1="13.075cm" svg:y1="5.1cm" svg:x2="8.525cm" svg:y2="8.1cm" draw:start-shape="id7" draw:start-glue-point="8" draw:end-shape="id3" draw:end-glue-point="0" svg:d="M13075 5100v2201h-4550v799" svg:viewBox="0 0 4551 3001">
          <text:p text:style-name="P5"><text:span text:style-name="T4">Reset</text:span></text:p>
        </draw:connector>
        <draw:custom-shape draw:style-name="gr11" draw:text-style-name="P9" xml:id="id10" draw:id="id10" draw:layer="layout" svg:width="0.45cm" svg:height="0.45cm" svg:x="15.15cm" svg:y="11.55cm">
          <text:p text:style-name="P8"><text:span text:style-name="T5"><text:line-break/></text:span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1" draw:id="id11" draw:layer="layout" svg:width="0.45cm" svg:height="0.45cm" svg:x="2.75cm" svg:y="16.1cm">
          <text:p text:style-name="P8"><text:span text:style-name="T5"><text:line-break/></text:span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7" draw:id="id7" draw:layer="layout" svg:width="0.45cm" svg:height="0.45cm" svg:x="12.85cm" svg:y="4.65cm">
          <text:p text:style-name="P8"><text:span text:style-name="T5"><text:line-break/></text:span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" draw:id="id1" draw:layer="layout" svg:width="0.45cm" svg:height="0.45cm" svg:x="8.3cm" svg:y="4.6cm">
          <text:p text:style-name="P8"><text:span text:style-name="T5"><text:line-break/></text:span><text:span text:style-name="T5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curve" draw:line-skew="0cm -0.737cm" svg:x1="6.164cm" svg:y1="19.521cm" svg:x2="6.164cm" svg:y2="20.829cm" draw:start-shape="id6" draw:start-glue-point="5" draw:end-shape="id6" draw:end-glue-point="7" svg:d="M6164 19521c0-1158-1614-772-1614 654 0 1427 1614 1813 1614 654" svg:viewBox="0 0 1615 2671">
          <text:p/>
        </draw:connector>
        <draw:connector draw:style-name="gr13" draw:text-style-name="P10" draw:layer="layout" draw:type="curve" svg:x1="6.938cm" svg:y1="11.025cm" svg:x2="4.425cm" svg:y2="12.8cm" draw:start-shape="id4" draw:start-glue-point="6" draw:end-shape="id8" draw:end-glue-point="4" svg:d="M6938 11025c-1676 0-2513 591-2513 1775" svg:viewBox="0 0 2514 1776">
          <text:p text:style-name="P5"><text:span text:style-name="T4">RTC wkup irq</text:span></text:p>
        </draw:connector>
        <draw:connector draw:style-name="gr12" draw:text-style-name="P7" draw:layer="layout" draw:type="curve" svg:x1="6cm" svg:y1="13.7cm" svg:x2="7.393cm" svg:y2="11.75cm" draw:start-shape="id8" draw:start-glue-point="10" draw:end-shape="id4" draw:end-glue-point="7" svg:d="M6000 13700c929 0 1393-650 1393-1950" svg:viewBox="0 0 1394 1951">
          <text:p/>
        </draw:connector>
        <draw:connector draw:style-name="gr12" draw:text-style-name="P7" draw:layer="layout" draw:type="curve" svg:x1="11.3cm" svg:y1="13.875cm" svg:x2="9.595cm" svg:y2="11.75cm" draw:start-shape="id9" draw:start-glue-point="6" draw:end-shape="id4" draw:end-glue-point="9" svg:d="M11300 13875c-1137 0-1705-708-1705-2125" svg:viewBox="0 0 1706 2126">
          <text:p/>
        </draw:connector>
        <draw:connector draw:style-name="gr13" draw:text-style-name="P10" draw:layer="layout" draw:type="curve" svg:x1="15.15cm" svg:y1="11.775cm" svg:x2="12.975cm" svg:y2="13cm" draw:start-shape="id10" draw:start-glue-point="6" draw:end-shape="id9" draw:end-glue-point="4" svg:d="M15150 11775c-1450 0-2175 408-2175 1225" svg:viewBox="0 0 2176 1226">
          <text:p text:style-name="P5"><text:span text:style-name="T4">RTC alarm irq</text:span></text:p>
        </draw:connector>
        <draw:connector draw:style-name="gr13" draw:text-style-name="P10" draw:layer="layout" draw:type="curve" svg:x1="3.2cm" svg:y1="16.325cm" svg:x2="7.07cm" svg:y2="17.35cm" draw:start-shape="id11" draw:start-glue-point="10" draw:end-shape="id5" draw:end-glue-point="4" svg:d="M3200 16325c2580 0 3870 341 3870 1025" svg:viewBox="0 0 3871 1026">
          <text:p text:style-name="P5"><text:span text:style-name="T6">Press button - </text:span><text:span text:style-name="T4">GPIO irq</text:span></text:p>
        </draw:connector>
        <draw:connector draw:style-name="gr14" draw:text-style-name="P10" draw:layer="layout" draw:type="curve" svg:x1="7.975cm" svg:y1="20.829cm" svg:x2="8.494cm" svg:y2="12.05cm" draw:start-shape="id6" draw:start-glue-point="9" draw:end-shape="id4" draw:end-glue-point="8" svg:d="M7975 20829c0 1159 876 774 876-2202 0-2975-357-1176-357-6577" svg:viewBox="0 0 877 9386">
          <text:p text:style-name="P5"><text:span text:style-name="T4">call app cmd</text:span></text:p>
        </draw:connector>
      </draw:page>
      <draw:page draw:name="page2" draw:style-name="dp1" draw:master-page-name="Standard">
        <draw:custom-shape draw:style-name="gr15" draw:text-style-name="P11" draw:layer="layout" svg:width="2.7cm" svg:height="2.7cm" svg:x="4.9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5.55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5.55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6.55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6.55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449cm" svg:height="0.4cm" draw:transform="rotate (-3.138276528011) translate (6.5cm 7.7cm)">
          <text:p/>
          <draw:enhanced-geometry draw:glue-point-type="segments" draw:type="mso-spt100" draw:modifiers="173.781203215435 2.997788609365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8" draw:text-style-name="P14" draw:layer="layout" svg:width="0.653cm" svg:height="0.725cm" svg:x="6.85cm" svg:y="5.351cm">
          <draw:text-box>
            <text:p><text:span text:style-name="T3">2</text:span></text:p>
          </draw:text-box>
        </draw:frame>
        <draw:frame draw:style-name="gr18" draw:text-style-name="P14" draw:layer="layout" svg:width="0.653cm" svg:height="0.725cm" svg:x="4.95cm" svg:y="6.201cm">
          <draw:text-box>
            <text:p><text:span text:style-name="T3">4</text:span></text:p>
          </draw:text-box>
        </draw:frame>
        <draw:frame draw:style-name="gr18" draw:text-style-name="P14" draw:layer="layout" svg:width="0.653cm" svg:height="0.725cm" svg:x="4.95cm" svg:y="5.351cm">
          <draw:text-box>
            <text:p><text:span text:style-name="T3">3</text:span></text:p>
          </draw:text-box>
        </draw:frame>
        <draw:frame draw:style-name="gr18" draw:text-style-name="P14" draw:layer="layout" svg:width="0.653cm" svg:height="0.725cm" svg:x="6.85cm" svg:y="6.201cm">
          <draw:text-box>
            <text:p><text:span text:style-name="T3">1</text:span></text:p>
          </draw:text-box>
        </draw:frame>
        <draw:frame draw:style-name="gr19" draw:text-style-name="P15" draw:layer="layout" svg:width="2.6cm" svg:height="1.673cm" svg:x="5.05cm" svg:y="3.451cm">
          <draw:text-box>
            <text:p text:style-name="P5"><text:span text:style-name="T3">front view male</text:span></text:p>
          </draw:text-box>
        </draw:frame>
        <draw:custom-shape draw:style-name="gr15" draw:text-style-name="P11" draw:layer="layout" svg:width="2.7cm" svg:height="2.7cm" svg:x="9.45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10.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10.6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4cm" svg:height="0.4cm" svg:x="11.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449cm" svg:height="0.4cm" draw:transform="rotate (-3.138276528011) translate (11.05cm 7.7cm)">
          <text:p/>
          <draw:enhanced-geometry draw:glue-point-type="segments" draw:type="mso-spt100" draw:modifiers="173.781203215435 2.997788609365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8" draw:text-style-name="P14" draw:layer="layout" svg:width="0.653cm" svg:height="0.725cm" svg:x="10.397cm" svg:y="4.876cm">
          <draw:text-box>
            <text:p><text:span text:style-name="T3">2</text:span></text:p>
          </draw:text-box>
        </draw:frame>
        <draw:frame draw:style-name="gr18" draw:text-style-name="P14" draw:layer="layout" svg:width="0.653cm" svg:height="0.725cm" svg:x="9.497cm" svg:y="6.051cm">
          <draw:text-box>
            <text:p><text:span text:style-name="T3">3</text:span></text:p>
          </draw:text-box>
        </draw:frame>
        <draw:frame draw:style-name="gr18" draw:text-style-name="P14" draw:layer="layout" svg:width="0.653cm" svg:height="0.725cm" svg:x="11.4cm" svg:y="6.001cm">
          <draw:text-box>
            <text:p><text:span text:style-name="T3">1</text:span></text:p>
          </draw:text-box>
        </draw:frame>
        <draw:frame draw:style-name="gr19" draw:text-style-name="P15" draw:layer="layout" svg:width="2.6cm" svg:height="1.673cm" svg:x="9.6cm" svg:y="3.451cm">
          <draw:text-box>
            <text:p text:style-name="P5"><text:span text:style-name="T3">front view male</text:span></text:p>
          </draw:text-box>
        </draw:frame>
        <draw:custom-shape draw:style-name="gr20" draw:text-style-name="P16" draw:layer="layout" svg:width="2.7cm" svg:height="2.7cm" svg:x="5.15cm" svg:y="10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2.78cm" svg:height="2.815cm" svg:x="5.1cm" svg:y="10.361cm">
          <text:p/>
          <draw:enhanced-geometry draw:glue-point-type="segments" draw:type="mso-spt100" draw:modifiers="-89.7942673030904 -112.8649705202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9" draw:text-style-name="P15" draw:layer="layout" svg:width="2.75cm" svg:height="1.673cm" svg:x="3.25cm" svg:y="9.528cm">
          <draw:text-box>
            <text:p text:style-name="P5"><text:span text:style-name="T3">last upload</text:span></text:p>
          </draw:text-box>
        </draw:frame>
        <draw:line draw:style-name="gr22" draw:text-style-name="P7" draw:layer="layout" svg:x1="5.864cm" svg:y1="10.251cm" svg:x2="5.964cm" svg:y2="10.501cm">
          <text:p/>
        </draw:line>
        <draw:line draw:style-name="gr23" draw:text-style-name="P7" draw:layer="layout" svg:x1="6.514cm" svg:y1="10.16cm" svg:x2="6.514cm" svg:y2="11.76cm">
          <text:p/>
        </draw:line>
        <draw:frame draw:style-name="gr24" draw:text-style-name="P15" draw:layer="layout" svg:width="2.75cm" svg:height="1.023cm" svg:x="5.75cm" svg:y="9.251cm">
          <draw:text-box>
            <text:p text:style-name="P5"><text:span text:style-name="T3">midnight</text:span></text:p>
          </draw:text-box>
        </draw:frame>
        <draw:line draw:style-name="gr25" draw:text-style-name="P7" draw:layer="layout" svg:x1="6.25cm" svg:y1="10.801cm" svg:x2="8.1cm" svg:y2="10.451cm">
          <text:p/>
        </draw:line>
        <draw:line draw:style-name="gr25" draw:text-style-name="P7" draw:layer="layout" svg:x1="7.25cm" svg:y1="11.901cm" svg:x2="8.75cm" svg:y2="12.001cm">
          <text:p/>
        </draw:line>
        <draw:frame draw:style-name="gr26" draw:text-style-name="P19" draw:layer="layout" svg:width="5.1cm" svg:height="2.147cm" svg:x="8.1cm" svg:y="9.351cm">
          <draw:text-box>
            <text:p text:style-name="P18"><text:span text:style-name="T3">discard all log data between last upload and midnight</text:span></text:p>
          </draw:text-box>
        </draw:frame>
        <draw:frame draw:style-name="gr19" draw:text-style-name="P15" draw:layer="layout" svg:width="4.15cm" svg:height="1.673cm" svg:x="8.65cm" svg:y="11.128cm">
          <draw:text-box>
            <text:p text:style-name="P5"><text:span text:style-name="T3">weight logging</text:span></text:p>
          </draw:text-box>
        </draw:frame>
        <draw:custom-shape draw:style-name="gr27" draw:text-style-name="P17" draw:layer="layout" svg:width="0.6cm" svg:height="0.3cm" svg:x="8.7cm" svg:y="22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0.35cm" svg:height="0.3cm" svg:x="6.7cm" svg:y="22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0.25cm" svg:height="0.45cm" svg:x="9.85cm" svg:y="21.2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25cm" svg:height="0.45cm" svg:x="9.85cm" svg:y="20.45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25cm" svg:height="0.45cm" svg:x="6cm" svg:y="19.6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3.65cm" svg:height="5.7cm" svg:x="6.25cm" svg:y="16.6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15cm" svg:height="0.85cm" svg:x="6.1cm" svg:y="20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0.25cm" svg:height="0.1cm" svg:x="9.25cm" svg:y="16.501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21" draw:layer="layout" svg:width="0.45cm" svg:height="0.2cm" svg:x="5.8cm" svg:y="17.10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2" draw:layer="layout" svg:width="0.35cm" svg:height="0.35cm" svg:x="5.7cm" svg:y="1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23" draw:layer="layout" svg:width="0.8cm" svg:height="2.1cm" svg:x="7cm" svg:y="19.551cm">
          <text:p text:style-name="P22"><text:span text:style-name="T7">STM32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1cm" svg:height="1.4cm" svg:x="8.4cm" svg:y="16.901cm">
          <text:p text:style-name="P22"><text:span text:style-name="T7">LM2596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1.15cm" svg:height="1.5cm" svg:x="6.7cm" svg:y="16.851cm">
          <text:p text:style-name="P22"><text:span text:style-name="T7">SIM800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0.85cm" svg:height="1.1cm" svg:x="8.75cm" svg:y="20.451cm">
          <text:p text:style-name="P22"><text:span text:style-name="T7">HX711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6cm" svg:height="0.2cm" svg:x="8.45cm" svg:y="16.40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draw:fill-gradient-name="Gradient_20_1" draw:fill-hatch-name="Hatching_20_46" draw:fill-image-name="Bitmap_20_1" draw:textarea-vertical-align="middl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7T07:23:37.743000000</meta:creation-date>
    <dc:date>2021-03-24T00:39:55.629000000</dc:date>
    <meta:editing-duration>PT48M21S</meta:editing-duration>
    <meta:editing-cycles>11</meta:editing-cycles>
    <meta:generator>LibreOffice/6.3.4.2$Windows_X86_64 LibreOffice_project/60da17e045e08f1793c57c00ba83cdfce946d0aa</meta:generator>
    <meta:document-statistic meta:object-count="69"/>
  </office:meta>
</office:document-meta>
</file>